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02/29/16</text:p>
      <text:p text:style-name="Standard"/>
      <text:p text:style-name="Standard">Today we learned decimal to hex to time to octal to binary conversions, Computer Hardware in general, and Git hub </text:p>
      <text:p text:style-name="Standard">Specifics</text:p>
      <text:p text:style-name="Standard">hex to binary is 4 bits of binary = 1 digit of hex</text:p>
      <text:p text:style-name="Standard">time is done in miliseconds</text:p>
      <text:p text:style-name="Standard">computer hardware is composed of inputs, outputs, and processors.</text:p>
      <text:p text:style-name="Standard">Every piece has to work together.</text:p>
      <text:p text:style-name="Standard">North bridge is for faster components</text:p>
      <text:p text:style-name="Standard">south bridge is for slower components</text:p>
      <text:p text:style-name="Standard">essentially all computers are wires, resistors, capacitors, and transistors</text:p>
      <text:p text:style-name="Standard"/>
      <text:p text:style-name="Standard">Git hub is a remote repository (repo)</text:p>
      <text:p text:style-name="Standard">git bash uses command promt commands</text:p>
      <text:p text:style-name="Standard">also uses git clone to copy everything from a directory</text:p>
      <text:p text:style-name="Standard">git add prepares something to be comitted</text:p>
      <text:p text:style-name="Standard">git commit -m(changes description) commits or makes a save of the added files with a message for tracking</text:p>
      <text:p text:style-name="Standard">git pull recieves all of the changes other have sent to the remote repository, also warns of conflicts and presents them to the user to fix</text:p>
      <text:p text:style-name="Standard">git push sends changes to the remote repo for others to pull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38S</meta:editing-duration>
    <meta:editing-cycles>3</meta:editing-cycles>
    <meta:generator>OpenOffice/4.1.2$Win32 OpenOffice.org_project/412m3$Build-9782</meta:generator>
    <dc:date>2016-02-29T17:42:18.29</dc:date>
    <meta:document-statistic meta:table-count="0" meta:image-count="0" meta:object-count="0" meta:page-count="1" meta:paragraph-count="17" meta:word-count="163" meta:character-count="940"/>
    <meta:user-defined meta:name="Info 1"/>
    <meta:user-defined meta:name="Info 2"/>
    <meta:user-defined meta:name="Info 3"/>
    <meta:user-defined meta:name="Info 4"/>
  </office:meta>
</office:document-meta>
</file>